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0597in"/>
    </style:style>
    <style:style style:name="P1" style:family="paragraph" style:parent-style-name="Table_20_Contents">
      <style:text-properties officeooo:rsid="000c4b9d" officeooo:paragraph-rsid="000c4b9d"/>
    </style:style>
    <style:style style:name="P2" style:family="paragraph" style:parent-style-name="Text_20_body">
      <style:text-properties officeooo:rsid="000c4b9d" officeooo:paragraph-rsid="000c4b9d"/>
    </style:style>
    <style:style style:name="P3" style:family="paragraph" style:parent-style-name="Title">
      <style:text-properties style:text-underline-style="solid" style:text-underline-width="bold" style:text-underline-color="font-color"/>
    </style:style>
    <style:style style:name="T1" style:family="text">
      <style:text-properties officeooo:rsid="000c4b9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RICU<text:span text:style-name="T1">LUM VITAE (CV)</text:span></text:p>
      <text:p text:style-name="Text_20_body">Names:TWIZERIMANA Gedeon</text:p>
      <text:p text:style-name="Text_20_body">Sex:M</text:p>
      <text:p text:style-name="Text_20_body">Father names:BAMUHIGA Pier Damien</text:p>
      <text:p text:style-name="Text_20_body">Mather names:NYIRANGARUYE Esperance</text:p>
      <text:p text:style-name="P2">Email:<text:a xlink:type="simple" xlink:href="mailto:gedeontwizeyimana@gmail.com" text:style-name="Internet_20_link" text:visited-style-name="Visited_20_Internet_20_Link">gedeontwizeyimana@gmail.com</text:a></text:p>
      <text:p text:style-name="P2">Github name:twizerim</text:p>
      <text:p text:style-name="P2">Tel:0783801966/0733117441</text:p>
      <text:p text:style-name="P2">Nationality:Rwanda</text:p>
      <text:p text:style-name="P2">Residence:Rwanda</text:p>
      <text:p text:style-name="P2">Disability:None</text:p>
      <text:p text:style-name="P2">Self:Single</text:p>
      <text:h text:style-name="Heading_20_1" text:outline-level="1">LOCATION:</text:h>
      <text:p text:style-name="P2">Eastern:Province</text:p>
      <text:p text:style-name="P2">District:Gatsibo</text:p>
      <text:p text:style-name="P2">Secter:Ngarama</text:p>
      <text:p text:style-name="P2">Sell:Ngarama</text:p>
      <text:p text:style-name="P2">Village:Kabeho</text:p>
      <text:h text:style-name="Heading_20_1" text:outline-level="1">SKILLS:</text:h>
      <text:p text:style-name="P2">From 2008 to 2015 I was study in ADPER Ngarama primary school (primary certificant)</text:p>
      <text:p text:style-name="P2">From 2016 to 2018 I was study in APEM Ngarama OL secondary school (OL certificant)</text:p>
      <text:p text:style-name="P2">From 2019 to 2022 I was study in APEM Ngarama EL secondary school (A2 certificant in MCE)</text:p>
      <text:h text:style-name="Heading_20_1" text:outline-level="1"><text:span text:style-name="T2">LANGUEGES:</text:span>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LANGUEGES:</text:p>
          </table:table-cell>
          <table:table-cell table:style-name="Table1.A1" office:value-type="string">
            <text:p text:style-name="P1">Kinyarwanda</text:p>
          </table:table-cell>
          <table:table-cell table:style-name="Table1.A1" office:value-type="string">
            <text:p text:style-name="P1">English</text:p>
          </table:table-cell>
          <table:table-cell table:style-name="Table1.A1" office:value-type="string">
            <text:p text:style-name="P1">Kiswahili</text:p>
          </table:table-cell>
        </table:table-row>
        <table:table-row>
          <table:table-cell table:style-name="Table1.A1" office:value-type="string">
            <text:p text:style-name="P1">Writting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Very good</text:p>
          </table:table-cell>
          <table:table-cell table:style-name="Table1.A1" office:value-type="string">
            <text:p text:style-name="P1">Good</text:p>
          </table:table-cell>
        </table:table-row>
        <table:table-row>
          <table:table-cell table:style-name="Table1.A1" office:value-type="string">
            <text:p text:style-name="P1">Lisening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Good</text:p>
          </table:table-cell>
        </table:table-row>
        <table:table-row table:style-name="Table1.4">
          <table:table-cell table:style-name="Table1.A1" office:value-type="string">
            <text:p text:style-name="P1">Reading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Good</text:p>
          </table:table-cell>
        </table:table-row>
        <table:table-row table:style-name="Table1.4">
          <table:table-cell table:style-name="Table1.A1" office:value-type="string">
            <text:p text:style-name="P1">Speacking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Excellent</text:p>
          </table:table-cell>
          <table:table-cell table:style-name="Table1.A1" office:value-type="string">
            <text:p text:style-name="P1">Good</text:p>
          </table:table-cell>
        </table:table-row>
      </table:table>
      <text:p text:style-name="Text_20_body"/>
      <text:p text:style-name="Text_20_body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4:45:46.194823823</meta:creation-date>
    <dc:date>2023-08-02T15:58:18.353779071</dc:date>
    <meta:editing-duration>PT1H12M35S</meta:editing-duration>
    <meta:editing-cycles>1</meta:editing-cycles>
    <meta:document-statistic meta:table-count="1" meta:image-count="0" meta:object-count="0" meta:page-count="2" meta:paragraph-count="43" meta:word-count="96" meta:character-count="765" meta:non-whitespace-character-count="712"/>
    <meta:generator>LibreOffice/7.5.3.2$Linux_X86_64 LibreOffice_project/50$Build-2</meta:generator>
  </office:meta>
</office:document-meta>
</file>